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c5b5" officeooo:paragraph-rsid="001bc5b5"/>
    </style:style>
    <style:style style:name="P2" style:family="paragraph" style:parent-style-name="Standard">
      <style:paragraph-properties fo:text-align="center" style:justify-single-word="false"/>
      <style:text-properties officeooo:rsid="001bc5b5" officeooo:paragraph-rsid="001bc5b5"/>
    </style:style>
    <style:style style:name="P3" style:family="paragraph" style:parent-style-name="Standard">
      <style:paragraph-properties fo:text-align="start" style:justify-single-word="false"/>
      <style:text-properties officeooo:rsid="001bc5b5" officeooo:paragraph-rsid="001bc5b5"/>
    </style:style>
    <style:style style:name="P4" style:family="paragraph" style:parent-style-name="Standard">
      <style:paragraph-properties fo:text-align="start" style:justify-single-word="false"/>
      <style:text-properties officeooo:rsid="001e6704" officeooo:paragraph-rsid="001e6704"/>
    </style:style>
    <style:style style:name="P5" style:family="paragraph" style:parent-style-name="Standard">
      <style:paragraph-properties fo:text-align="start" style:justify-single-word="false"/>
      <style:text-properties officeooo:rsid="001ecaee" officeooo:paragraph-rsid="001ecaee"/>
    </style:style>
    <style:style style:name="P6" style:family="paragraph" style:parent-style-name="Standard">
      <style:paragraph-properties fo:text-align="start" style:justify-single-word="false"/>
      <style:text-properties officeooo:rsid="0020433d" officeooo:paragraph-rsid="0020433d"/>
    </style:style>
    <style:style style:name="T1" style:family="text">
      <style:text-properties officeooo:rsid="001d532a"/>
    </style:style>
    <style:style style:name="T2" style:family="text">
      <style:text-properties officeooo:rsid="001ecaee"/>
    </style:style>
    <style:style style:name="T3" style:family="text">
      <style:text-properties officeooo:rsid="001fc01b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chard Aviles</text:p>
      <text:p text:style-name="P1">11/21/17</text:p>
      <text:p text:style-name="P1"/>
      <text:p text:style-name="P2">Homework 7</text:p>
      <text:p text:style-name="P3"/>
      <text:p text:style-name="P3">K6: </text:p>
      <text:p text:style-name="P3">P18) <text:span text:style-name="T1">At</text:span> t=0 : A starts to transmit. At t=576 (512+64) : A finishes its transmit. <text:span text:style-name="T1">The worst case for B to start transmit is at t=315. <text:s/>B arrives at A at t=631 (315+316). <text:s/>Since it will take B longer to get to A before A is done transmitting, then A will finish transmitting before it detects that B has transmitted. </text:span></text:p>
      <text:p text:style-name="P3"/>
      <text:p text:style-name="P4">K7:</text:p>
      <text:p text:style-name="P4">P5) <text:tab/>a) No the 802.11 protocol will not completely break down. <text:s/><text:span text:style-name="T2">When they both attempt to transmit, <text:tab/>there will be collision since they are both sharing the same channel and therefore will take <text:tab/>longer to transmit.</text:span></text:p>
      <text:p text:style-name="P4"><text:tab/>b) Using different channels will <text:span text:style-name="T2">help with collision and thus allow the two to transmit at the <text:tab/>same time.</text:span></text:p>
      <text:p text:style-name="P5">P7) <text:s/><text:span text:style-name="T3">The size of the frame without data is 32 bytes = 256 bits. <text:s/>Therefore, the time to transmit a frame is <text:s/>256/12000000 = 21 microseconds. The time to transmit the data is 8256/120000000 = 688 microseconds.</text:span></text:p>
      <text:p text:style-name="P6">DIFS+RTS+SIFS+CTS+SIFS+FRAME+SIFS+ACK = DIFS+3*SIFS+(3*21+688)microseconds = </text:p>
      <text:p text:style-name="P6"><text:tab/><text:span text:style-name="T4">DIFS + 3*SIFS + 751 microsecond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49:44.430072911</meta:creation-date>
    <dc:date>2017-11-21T12:49:54.801025630</dc:date>
    <meta:editing-duration>PT8M39S</meta:editing-duration>
    <meta:editing-cycles>1</meta:editing-cycles>
    <meta:document-statistic meta:table-count="0" meta:image-count="0" meta:object-count="0" meta:page-count="1" meta:paragraph-count="11" meta:word-count="170" meta:character-count="994" meta:non-whitespace-character-count="820"/>
    <meta:generator>LibreOffice/5.1.6.2$Linux_X86_64 LibreOffice_project/10m0$Build-2</meta:generator>
  </office:meta>
</office:document-meta>
</file>